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P2" style:parent-style-name="Normal" style:family="paragraph"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P4" style:parent-style-name="Normal" style:family="paragraph">
      <style:text-properties fo:language="en" fo:country="US"/>
    </style:style>
  </office:automatic-styles>
  <office:body>
    <office:text text:use-soft-page-breaks="true">
      <text:p text:style-name="P1">Add new changement<text:s/></text:p>
      <text:p text:style-name="P2"/>
      <text:p text:style-name="P3">***********My new work***********</text:p>
      <text:p text:style-name="P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User</dc:creator>
    <meta:creation-date>2023-02-10T11:26:00Z</meta:creation-date>
    <dc:date>2023-02-10T11:33:00Z</dc:date>
    <meta:template xlink:href="Normal.dotm" xlink:type="simple"/>
    <meta:editing-cycles>3</meta:editing-cycles>
    <meta:editing-duration>PT60S</meta:editing-duration>
    <meta:document-statistic meta:page-count="1" meta:paragraph-count="1" meta:word-count="8" meta:character-count="55" meta:row-count="1" meta:non-whitespace-character-count="48"/>
  </office:meta>
</office:document-meta>
</file>